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MIPLIB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2" table:default-cell-style-name="ce4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lique</text:p>
          </table:table-cell>
          <table:covered-table-cell table:style-name="ce2"/>
          <table:table-cell table:number-columns-repeated="2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Pairwise</text:p>
          </table:table-cell>
          <table:table-cell table:style-name="ce2" office:value-type="string" calcext:value-type="string">
            <text:p>Clique</text:p>
          </table:table-cell>
        </table:table-row>
        <table:table-row table:style-name="ro1">
          <table:table-cell office:value-type="string" calcext:value-type="string">
            <text:p>30n20b8</text:p>
          </table:table-cell>
          <table:table-cell office:value-type="float" office:value="5673002" calcext:value-type="float">
            <text:p>5673002</text:p>
          </table:table-cell>
          <table:table-cell office:value-type="float" office:value="0.08" calcext:value-type="float">
            <text:p>0,08</text:p>
          </table:table-cell>
          <table:table-cell office:value-type="float" office:value="5673002" calcext:value-type="float">
            <text:p>5673002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table:style-name="ce4" table:formula="of:=SUM([.C3:.C89])" office:value-type="float" office:value="173.37" calcext:value-type="float">
            <text:p>173,37</text:p>
          </table:table-cell>
          <table:table-cell table:style-name="ce4" table:formula="of:=SUM([.E3:.E89])" office:value-type="float" office:value="23.91" calcext:value-type="float">
            <text:p>23,91</text:p>
          </table:table-cell>
        </table:table-row>
        <table:table-row table:style-name="ro1">
          <table:table-cell office:value-type="string" calcext:value-type="string">
            <text:p>acc-tight5</text:p>
          </table:table-cell>
          <table:table-cell office:value-type="float" office:value="20853" calcext:value-type="float">
            <text:p>20853</text:p>
          </table:table-cell>
          <table:table-cell office:value-type="float" office:value="0.01" calcext:value-type="float">
            <text:p>0,01</text:p>
          </table:table-cell>
          <table:table-cell office:value-type="float" office:value="19204" calcext:value-type="float">
            <text:p>19204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low40b</text:p>
          </table:table-cell>
          <table:table-cell office:value-type="float" office:value="24604" calcext:value-type="float">
            <text:p>24604</text:p>
          </table:table-cell>
          <table:table-cell office:value-type="float" office:value="0" calcext:value-type="float">
            <text:p>0,00</text:p>
          </table:table-cell>
          <table:table-cell office:value-type="float" office:value="24604" calcext:value-type="float">
            <text:p>24604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04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0.79" calcext:value-type="float">
            <text:p>0,79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0.8" calcext:value-type="float">
            <text:p>0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1-2</text:p>
          </table:table-cell>
          <table:table-cell office:value-type="float" office:value="13300" calcext:value-type="float">
            <text:p>13300</text:p>
          </table:table-cell>
          <table:table-cell office:value-type="float" office:value="0.02" calcext:value-type="float">
            <text:p>0,02</text:p>
          </table:table-cell>
          <table:table-cell office:value-type="float" office:value="13300" calcext:value-type="float">
            <text:p>13300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608gpia-3col</text:p>
          </table:table-cell>
          <table:table-cell office:value-type="float" office:value="34479" calcext:value-type="float">
            <text:p>34479</text:p>
          </table:table-cell>
          <table:table-cell office:value-type="float" office:value="0.03" calcext:value-type="float">
            <text:p>0,03</text:p>
          </table:table-cell>
          <table:table-cell office:value-type="float" office:value="30831" calcext:value-type="float">
            <text:p>30831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5</text:p>
          </table:table-cell>
          <table:table-cell office:value-type="float" office:value="246283" calcext:value-type="float">
            <text:p>246283</text:p>
          </table:table-cell>
          <table:table-cell office:value-type="float" office:value="1.42" calcext:value-type="float">
            <text:p>1,42</text:p>
          </table:table-cell>
          <table:table-cell office:value-type="float" office:value="224719" calcext:value-type="float">
            <text:p>224719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sleyC3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,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ella1</text:p>
          </table:table-cell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,00</text:p>
          </table:table-cell>
          <table:table-cell office:value-type="float" office:value="6110" calcext:value-type="float">
            <text:p>6110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enst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kar10_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,0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y_xl1</text:p>
          </table:table-cell>
          <table:table-cell office:value-type="float" office:value="21943" calcext:value-type="float">
            <text:p>21943</text:p>
          </table:table-cell>
          <table:table-cell office:value-type="float" office:value="0.16" calcext:value-type="float">
            <text:p>0,16</text:p>
          </table:table-cell>
          <table:table-cell office:value-type="float" office:value="21391" calcext:value-type="float">
            <text:p>21391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att350</text:p>
          </table:table-cell>
          <table:table-cell office:value-type="float" office:value="10211" calcext:value-type="float">
            <text:p>10211</text:p>
          </table:table-cell>
          <table:table-cell office:value-type="float" office:value="0" calcext:value-type="float">
            <text:p>0,00</text:p>
          </table:table-cell>
          <table:table-cell office:value-type="float" office:value="5310" calcext:value-type="float">
            <text:p>531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2536-691</text:p>
          </table:table-cell>
          <table:table-cell office:value-type="float" office:value="15288" calcext:value-type="float">
            <text:p>15288</text:p>
          </table:table-cell>
          <table:table-cell office:value-type="float" office:value="0.53" calcext:value-type="float">
            <text:p>0,53</text:p>
          </table:table-cell>
          <table:table-cell office:value-type="float" office:value="15288" calcext:value-type="float">
            <text:p>15288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10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ched010</text:p>
          </table:table-cell>
          <table:table-cell office:value-type="float" office:value="26657" calcext:value-type="float">
            <text:p>26657</text:p>
          </table:table-cell>
          <table:table-cell office:value-type="float" office:value="0.01" calcext:value-type="float">
            <text:p>0,01</text:p>
          </table:table-cell>
          <table:table-cell office:value-type="float" office:value="26657" calcext:value-type="float">
            <text:p>26657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oint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n-gwin-UU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l33-2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6.82" calcext:value-type="float">
            <text:p>6,82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6.78" calcext:value-type="float">
            <text:p>6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lB101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0.93" calcext:value-type="float">
            <text:p>0,93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0.91" calcext:value-type="float">
            <text:p>0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light1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,0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light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,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9</text:p>
          </table:table-cell>
          <table:table-cell office:value-type="float" office:value="1891146" calcext:value-type="float">
            <text:p>1891146</text:p>
          </table:table-cell>
          <table:table-cell office:value-type="float" office:value="0.53" calcext:value-type="float">
            <text:p>0,53</text:p>
          </table:table-cell>
          <table:table-cell office:value-type="float" office:value="1889994" calcext:value-type="float">
            <text:p>1889994</text:p>
          </table:table-cell>
          <table:table-cell office:value-type="float" office:value="0.55" calcext:value-type="float">
            <text:p>0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ss4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,0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u-35-40</text:p>
          </table:table-cell>
          <table:table-cell office:value-type="float" office:value="11471" calcext:value-type="float">
            <text:p>11471</text:p>
          </table:table-cell>
          <table:table-cell office:value-type="float" office:value="0.01" calcext:value-type="float">
            <text:p>0,01</text:p>
          </table:table-cell>
          <table:table-cell office:value-type="float" office:value="11449" calcext:value-type="float">
            <text:p>11449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s-100-0-co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s-bupa-cov</text:p>
          </table:table-cell>
          <table:table-cell office:value-type="float" office:value="341" calcext:value-type="float">
            <text:p>341</text:p>
          </table:table-cell>
          <table:table-cell office:value-type="float" office:value="0.01" calcext:value-type="float">
            <text:p>0,0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s-pima-cov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,01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sched-4-obj</text:p>
          </table:table-cell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,00</text:p>
          </table:table-cell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00n500k4r1</text:p>
          </table:table-cell>
          <table:table-cell office:value-type="float" office:value="19535" calcext:value-type="float">
            <text:p>19535</text:p>
          </table:table-cell>
          <table:table-cell office:value-type="float" office:value="0.01" calcext:value-type="float">
            <text:p>0,01</text:p>
          </table:table-cell>
          <table:table-cell office:value-type="float" office:value="19535" calcext:value-type="float">
            <text:p>1953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rophage</text:p>
          </table:table-cell>
          <table:table-cell office:value-type="float" office:value="2260" calcext:value-type="float">
            <text:p>2260</text:p>
          </table:table-cell>
          <table:table-cell office:value-type="float" office:value="0.01" calcext:value-type="float">
            <text:p>0,01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18</text:p>
          </table:table-cell>
          <table:table-cell office:value-type="float" office:value="146" calcext:value-type="float">
            <text:p>146</text:p>
          </table:table-cell>
          <table:table-cell office:value-type="float" office:value="0.07" calcext:value-type="float">
            <text:p>0,07</text:p>
          </table:table-cell>
          <table:table-cell office:value-type="float" office:value="146" calcext:value-type="float">
            <text:p>146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20</text:p>
          </table:table-cell>
          <table:table-cell office:value-type="float" office:value="146" calcext:value-type="float">
            <text:p>146</text:p>
          </table:table-cell>
          <table:table-cell office:value-type="float" office:value="0.08" calcext:value-type="float">
            <text:p>0,08</text:p>
          </table:table-cell>
          <table:table-cell office:value-type="float" office:value="146" calcext:value-type="float">
            <text:p>146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sched</text:p>
          </table:table-cell>
          <table:table-cell office:value-type="float" office:value="5652" calcext:value-type="float">
            <text:p>5652</text:p>
          </table:table-cell>
          <table:table-cell office:value-type="float" office:value="0" calcext:value-type="float">
            <text:p>0,00</text:p>
          </table:table-cell>
          <table:table-cell office:value-type="float" office:value="3963" calcext:value-type="float">
            <text:p>3963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-250-1-100-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-166-5</text:p>
          </table:table-cell>
          <table:table-cell office:value-type="float" office:value="9249" calcext:value-type="float">
            <text:p>9249</text:p>
          </table:table-cell>
          <table:table-cell office:value-type="float" office:value="0.01" calcext:value-type="float">
            <text:p>0,01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-90-10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,00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c98-ip</text:p>
          </table:table-cell>
          <table:table-cell office:value-type="float" office:value="24876" calcext:value-type="float">
            <text:p>24876</text:p>
          </table:table-cell>
          <table:table-cell office:value-type="float" office:value="0.01" calcext:value-type="float">
            <text:p>0,01</text:p>
          </table:table-cell>
          <table:table-cell office:value-type="float" office:value="23646" calcext:value-type="float">
            <text:p>23646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pp16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9.27" calcext:value-type="float">
            <text:p>9,27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8.51" calcext:value-type="float">
            <text:p>8,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zv11</text:p>
          </table:table-cell>
          <table:table-cell office:value-type="float" office:value="251179" calcext:value-type="float">
            <text:p>251179</text:p>
          </table:table-cell>
          <table:table-cell office:value-type="float" office:value="0.2" calcext:value-type="float">
            <text:p>0,20</text:p>
          </table:table-cell>
          <table:table-cell office:value-type="float" office:value="247519" calcext:value-type="float">
            <text:p>247519</text:p>
          </table:table-cell>
          <table:table-cell office:value-type="float" office:value="0.19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div36</text:p>
          </table:table-cell>
          <table:table-cell office:value-type="float" office:value="66360" calcext:value-type="float">
            <text:p>66360</text:p>
          </table:table-cell>
          <table:table-cell office:value-type="float" office:value="5.24" calcext:value-type="float">
            <text:p>5,24</text:p>
          </table:table-cell>
          <table:table-cell office:value-type="float" office:value="66360" calcext:value-type="float">
            <text:p>66360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seq24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130.36" calcext:value-type="float">
            <text:p>130,36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1.11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-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1109824</text:p>
          </table:table-cell>
          <table:table-cell office:value-type="float" office:value="57114" calcext:value-type="float">
            <text:p>57114</text:p>
          </table:table-cell>
          <table:table-cell office:value-type="float" office:value="0.03" calcext:value-type="float">
            <text:p>0,03</text:p>
          </table:table-cell>
          <table:table-cell office:value-type="float" office:value="57114" calcext:value-type="float">
            <text:p>57114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1337307</text:p>
          </table:table-cell>
          <table:table-cell office:value-type="float" office:value="10032" calcext:value-type="float">
            <text:p>10032</text:p>
          </table:table-cell>
          <table:table-cell office:value-type="float" office:value="0.03" calcext:value-type="float">
            <text:p>0,03</text:p>
          </table:table-cell>
          <table:table-cell office:value-type="float" office:value="6368" calcext:value-type="float">
            <text:p>6368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139612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,0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13</text:p>
          </table:table-cell>
          <table:table-cell office:value-type="float" office:value="1815" calcext:value-type="float">
            <text:p>1815</text:p>
          </table:table-cell>
          <table:table-cell office:value-type="float" office:value="0.02" calcext:value-type="float">
            <text:p>0,02</text:p>
          </table:table-cell>
          <table:table-cell office:value-type="float" office:value="1815" calcext:value-type="float">
            <text:p>1815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1601936</text:p>
          </table:table-cell>
          <table:table-cell office:value-type="float" office:value="100464" calcext:value-type="float">
            <text:p>100464</text:p>
          </table:table-cell>
          <table:table-cell office:value-type="float" office:value="0.02" calcext:value-type="float">
            <text:p>0,02</text:p>
          </table:table-cell>
          <table:table-cell office:value-type="float" office:value="99624" calcext:value-type="float">
            <text:p>99624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18</text:p>
          </table:table-cell>
          <table:table-cell office:value-type="float" office:value="8618" calcext:value-type="float">
            <text:p>8618</text:p>
          </table:table-cell>
          <table:table-cell office:value-type="float" office:value="0" calcext:value-type="float">
            <text:p>0,00</text:p>
          </table:table-cell>
          <table:table-cell office:value-type="float" office:value="7146" calcext:value-type="float">
            <text:p>7146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476283</text:p>
          </table:table-cell>
          <table:table-cell office:value-type="float" office:value="55187" calcext:value-type="float">
            <text:p>55187</text:p>
          </table:table-cell>
          <table:table-cell office:value-type="float" office:value="0.04" calcext:value-type="float">
            <text:p>0,04</text:p>
          </table:table-cell>
          <table:table-cell office:value-type="float" office:value="55187" calcext:value-type="float">
            <text:p>55187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686190</text:p>
          </table:table-cell>
          <table:table-cell office:value-type="float" office:value="216002" calcext:value-type="float">
            <text:p>216002</text:p>
          </table:table-cell>
          <table:table-cell office:value-type="float" office:value="0.05" calcext:value-type="float">
            <text:p>0,05</text:p>
          </table:table-cell>
          <table:table-cell office:value-type="float" office:value="209040" calcext:value-type="float">
            <text:p>209040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849702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" calcext:value-type="float">
            <text:p>0,02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916792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,0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s-934278</text:p>
          </table:table-cell>
          <table:table-cell office:value-type="float" office:value="862418" calcext:value-type="float">
            <text:p>862418</text:p>
          </table:table-cell>
          <table:table-cell office:value-type="float" office:value="0.3" calcext:value-type="float">
            <text:p>0,30</text:p>
          </table:table-cell>
          <table:table-cell office:value-type="float" office:value="857928" calcext:value-type="float">
            <text:p>857928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12</text:p>
          </table:table-cell>
          <table:table-cell office:value-type="float" office:value="4055" calcext:value-type="float">
            <text:p>4055</text:p>
          </table:table-cell>
          <table:table-cell office:value-type="float" office:value="0.01" calcext:value-type="float">
            <text:p>0,01</text:p>
          </table:table-cell>
          <table:table-cell office:value-type="float" office:value="3981" calcext:value-type="float">
            <text:p>3981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diversion</text:p>
          </table:table-cell>
          <table:table-cell office:value-type="float" office:value="633565" calcext:value-type="float">
            <text:p>633565</text:p>
          </table:table-cell>
          <table:table-cell office:value-type="float" office:value="0.31" calcext:value-type="float">
            <text:p>0,31</text:p>
          </table:table-cell>
          <table:table-cell office:value-type="float" office:value="593773" calcext:value-type="float">
            <text:p>593773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da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swo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208400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4" calcext:value-type="float">
            <text:p>0,04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688347</text:p>
          </table:table-cell>
          <table:table-cell office:value-type="float" office:value="465108" calcext:value-type="float">
            <text:p>465108</text:p>
          </table:table-cell>
          <table:table-cell office:value-type="float" office:value="0.43" calcext:value-type="float">
            <text:p>0,43</text:p>
          </table:table-cell>
          <table:table-cell office:value-type="float" office:value="461107" calcext:value-type="float">
            <text:p>461107</text:p>
          </table:table-cell>
          <table:table-cell office:value-type="float" office:value="0.4" calcext:value-type="float">
            <text:p>0,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758913</text:p>
          </table:table-cell>
          <table:table-cell office:value-type="float" office:value="1808999" calcext:value-type="float">
            <text:p>1808999</text:p>
          </table:table-cell>
          <table:table-cell office:value-type="float" office:value="0.9" calcext:value-type="float">
            <text:p>0,90</text:p>
          </table:table-cell>
          <table:table-cell office:value-type="float" office:value="1791311" calcext:value-type="float">
            <text:p>1791311</text:p>
          </table:table-cell>
          <table:table-cell office:value-type="float" office:value="0.81" calcext:value-type="float">
            <text:p>0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7660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830653</text:p>
          </table:table-cell>
          <table:table-cell office:value-type="float" office:value="40176" calcext:value-type="float">
            <text:p>40176</text:p>
          </table:table-cell>
          <table:table-cell office:value-type="float" office:value="0.02" calcext:value-type="float">
            <text:p>0,02</text:p>
          </table:table-cell>
          <table:table-cell office:value-type="float" office:value="40176" calcext:value-type="float">
            <text:p>40176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m2-z7-s2</text:p>
          </table:table-cell>
          <table:table-cell office:value-type="float" office:value="33813" calcext:value-type="float">
            <text:p>33813</text:p>
          </table:table-cell>
          <table:table-cell office:value-type="float" office:value="0.1" calcext:value-type="float">
            <text:p>0,10</text:p>
          </table:table-cell>
          <table:table-cell office:value-type="float" office:value="2023" calcext:value-type="float">
            <text:p>2023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5_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geon-1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w-myciel4</text:p>
          </table:table-cell>
          <table:table-cell office:value-type="float" office:value="16744" calcext:value-type="float">
            <text:p>16744</text:p>
          </table:table-cell>
          <table:table-cell office:value-type="float" office:value="0.01" calcext:value-type="float">
            <text:p>0,01</text:p>
          </table:table-cell>
          <table:table-cell office:value-type="float" office:value="16238" calcext:value-type="float">
            <text:p>16238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iu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l507</text:p>
          </table:table-cell>
          <table:table-cell office:value-type="float" office:value="63012" calcext:value-type="float">
            <text:p>63012</text:p>
          </table:table-cell>
          <table:table-cell office:value-type="float" office:value="10.44" calcext:value-type="float">
            <text:p>10,44</text:p>
          </table:table-cell>
          <table:table-cell office:value-type="float" office:value="63012" calcext:value-type="float">
            <text:p>63012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16x1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,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block67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,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tr100-p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tr100-p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e6</text:p>
          </table:table-cell>
          <table:table-cell office:value-type="float" office:value="8162" calcext:value-type="float">
            <text:p>8162</text:p>
          </table:table-cell>
          <table:table-cell office:value-type="float" office:value="0.01" calcext:value-type="float">
            <text:p>0,01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II-4-11</text:p>
          </table:table-cell>
          <table:table-cell office:value-type="float" office:value="953579" calcext:value-type="float">
            <text:p>953579</text:p>
          </table:table-cell>
          <table:table-cell office:value-type="float" office:value="1.37" calcext:value-type="float">
            <text:p>1,37</text:p>
          </table:table-cell>
          <table:table-cell office:value-type="float" office:value="869363" calcext:value-type="float">
            <text:p>869363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ocoC10-001000</text:p>
          </table:table-cell>
          <table:table-cell office:value-type="float" office:value="5132" calcext:value-type="float">
            <text:p>5132</text:p>
          </table:table-cell>
          <table:table-cell office:value-type="float" office:value="0" calcext:value-type="float">
            <text:p>0,00</text:p>
          </table:table-cell>
          <table:table-cell office:value-type="float" office:value="4927" calcext:value-type="float">
            <text:p>4927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300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,0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ellites1-25</text:p>
          </table:table-cell>
          <table:table-cell office:value-type="float" office:value="84124" calcext:value-type="float">
            <text:p>84124</text:p>
          </table:table-cell>
          <table:table-cell office:value-type="float" office:value="0.04" calcext:value-type="float">
            <text:p>0,04</text:p>
          </table:table-cell>
          <table:table-cell office:value-type="float" office:value="75284" calcext:value-type="float">
            <text:p>75284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98ic</text:p>
          </table:table-cell>
          <table:table-cell office:value-type="float" office:value="106998" calcext:value-type="float">
            <text:p>106998</text:p>
          </table:table-cell>
          <table:table-cell office:value-type="float" office:value="1.69" calcext:value-type="float">
            <text:p>1,69</text:p>
          </table:table-cell>
          <table:table-cell office:value-type="float" office:value="106998" calcext:value-type="float">
            <text:p>106998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98ir</text:p>
          </table:table-cell>
          <table:table-cell office:value-type="float" office:value="10116" calcext:value-type="float">
            <text:p>10116</text:p>
          </table:table-cell>
          <table:table-cell office:value-type="float" office:value="0.01" calcext:value-type="float">
            <text:p>0,01</text:p>
          </table:table-cell>
          <table:table-cell office:value-type="float" office:value="10034" calcext:value-type="float">
            <text:p>10034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legram1</text:p>
          </table:table-cell>
          <table:table-cell office:value-type="float" office:value="34759" calcext:value-type="float">
            <text:p>34759</text:p>
          </table:table-cell>
          <table:table-cell office:value-type="float" office:value="0.04" calcext:value-type="float">
            <text:p>0,04</text:p>
          </table:table-cell>
          <table:table-cell office:value-type="float" office:value="34759" calcext:value-type="float">
            <text:p>34759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legram2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,00</text:p>
          </table:table-cell>
          <table:table-cell office:value-type="float" office:value="4714" calcext:value-type="float">
            <text:p>4714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tab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ptim1</text:p>
          </table:table-cell>
          <table:table-cell office:value-type="float" office:value="511244" calcext:value-type="float">
            <text:p>511244</text:p>
          </table:table-cell>
          <table:table-cell office:value-type="float" office:value="0.67" calcext:value-type="float">
            <text:p>0,67</text:p>
          </table:table-cell>
          <table:table-cell office:value-type="float" office:value="511242" calcext:value-type="float">
            <text:p>511242</text:p>
          </table:table-cell>
          <table:table-cell office:value-type="float" office:value="0.64" calcext:value-type="float">
            <text:p>0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cal_7</text:p>
          </table:table-cell>
          <table:table-cell office:value-type="float" office:value="2856" calcext:value-type="float">
            <text:p>2856</text:p>
          </table:table-cell>
          <table:table-cell office:value-type="float" office:value="0.01" calcext:value-type="float">
            <text:p>0,01</text:p>
          </table:table-cell>
          <table:table-cell office:value-type="float" office:value="2856" calcext:value-type="float">
            <text:p>2856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pphard</text:p>
          </table:table-cell>
          <table:table-cell office:value-type="float" office:value="225798" calcext:value-type="float">
            <text:p>225798</text:p>
          </table:table-cell>
          <table:table-cell office:value-type="float" office:value="0.14" calcext:value-type="float">
            <text:p>0,14</text:p>
          </table:table-cell>
          <table:table-cell office:value-type="float" office:value="224332" calcext:value-type="float">
            <text:p>224332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b54-UU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</table:table>
      <table:table table:name="INRC" table:style-name="ta1">
        <table:table-column table:style-name="co8" table:default-cell-style-name="ce3"/>
        <table:table-column table:style-name="co2" table:default-cell-style-name="ce4"/>
        <table:table-column table:style-name="co9" table:default-cell-style-name="ce5"/>
        <table:table-column table:style-name="co2" table:default-cell-style-name="ce4"/>
        <table:table-column table:style-name="co9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lique</text:p>
          </table:table-cell>
          <table:covered-table-cell table:style-name="ce2"/>
          <table:table-cell table:number-columns-repeated="2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Pairwise</text:p>
          </table:table-cell>
          <table:table-cell table:style-name="ce2" office:value-type="string" calcext:value-type="string">
            <text:p>Clique</text:p>
          </table:table-cell>
        </table:table-row>
        <table:table-row table:style-name="ro1">
          <table:table-cell office:value-type="string" calcext:value-type="string">
            <text:p>long_early_01</text:p>
          </table:table-cell>
          <table:table-cell office:value-type="float" office:value="12517055" calcext:value-type="float">
            <text:p>12517055</text:p>
          </table:table-cell>
          <table:table-cell office:value-type="float" office:value="11.97" calcext:value-type="float">
            <text:p>11,97</text:p>
          </table:table-cell>
          <table:table-cell office:value-type="float" office:value="12514115" calcext:value-type="float">
            <text:p>12514115</text:p>
          </table:table-cell>
          <table:table-cell office:value-type="float" office:value="12.07" calcext:value-type="float">
            <text:p>12,07</text:p>
          </table:table-cell>
          <table:table-cell table:number-columns-repeated="2"/>
          <table:table-cell table:style-name="ce4" table:formula="of:=SUM([.C3:.C62])" office:value-type="float" office:value="370.4" calcext:value-type="float">
            <text:p>370,4</text:p>
          </table:table-cell>
          <table:table-cell table:style-name="ce4" table:formula="of:=SUM([.E3:.E62])" office:value-type="float" office:value="369.99" calcext:value-type="float">
            <text:p>369,99</text:p>
          </table:table-cell>
        </table:table-row>
        <table:table-row table:style-name="ro1">
          <table:table-cell office:value-type="string" calcext:value-type="string">
            <text:p>long_early_02</text:p>
          </table:table-cell>
          <table:table-cell office:value-type="float" office:value="12517129" calcext:value-type="float">
            <text:p>12517129</text:p>
          </table:table-cell>
          <table:table-cell office:value-type="float" office:value="12.61" calcext:value-type="float">
            <text:p>12,61</text:p>
          </table:table-cell>
          <table:table-cell office:value-type="float" office:value="12514189" calcext:value-type="float">
            <text:p>12514189</text:p>
          </table:table-cell>
          <table:table-cell office:value-type="float" office:value="12.81" calcext:value-type="float">
            <text:p>12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early_03</text:p>
          </table:table-cell>
          <table:table-cell office:value-type="float" office:value="12517164" calcext:value-type="float">
            <text:p>12517164</text:p>
          </table:table-cell>
          <table:table-cell office:value-type="float" office:value="12.33" calcext:value-type="float">
            <text:p>12,33</text:p>
          </table:table-cell>
          <table:table-cell office:value-type="float" office:value="12514224" calcext:value-type="float">
            <text:p>12514224</text:p>
          </table:table-cell>
          <table:table-cell office:value-type="float" office:value="12.46" calcext:value-type="float">
            <text:p>12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early_04</text:p>
          </table:table-cell>
          <table:table-cell office:value-type="float" office:value="12517157" calcext:value-type="float">
            <text:p>12517157</text:p>
          </table:table-cell>
          <table:table-cell office:value-type="float" office:value="12.57" calcext:value-type="float">
            <text:p>12,57</text:p>
          </table:table-cell>
          <table:table-cell office:value-type="float" office:value="12514217" calcext:value-type="float">
            <text:p>12514217</text:p>
          </table:table-cell>
          <table:table-cell office:value-type="float" office:value="12.06" calcext:value-type="float">
            <text:p>12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early_05</text:p>
          </table:table-cell>
          <table:table-cell office:value-type="float" office:value="12517115" calcext:value-type="float">
            <text:p>12517115</text:p>
          </table:table-cell>
          <table:table-cell office:value-type="float" office:value="12.2" calcext:value-type="float">
            <text:p>12,20</text:p>
          </table:table-cell>
          <table:table-cell office:value-type="float" office:value="12514175" calcext:value-type="float">
            <text:p>12514175</text:p>
          </table:table-cell>
          <table:table-cell office:value-type="float" office:value="12.03" calcext:value-type="float">
            <text:p>12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hidden_01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12.51" calcext:value-type="float">
            <text:p>12,51</text:p>
          </table:table-cell>
          <table:table-cell office:value-type="float" office:value="12778745" calcext:value-type="float">
            <text:p>12778745</text:p>
          </table:table-cell>
          <table:table-cell office:value-type="float" office:value="12.59" calcext:value-type="float">
            <text:p>12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hidden_02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12.82" calcext:value-type="float">
            <text:p>12,82</text:p>
          </table:table-cell>
          <table:table-cell office:value-type="float" office:value="12778745" calcext:value-type="float">
            <text:p>12778745</text:p>
          </table:table-cell>
          <table:table-cell office:value-type="float" office:value="12.91" calcext:value-type="float">
            <text:p>1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hidden_03</text:p>
          </table:table-cell>
          <table:table-cell office:value-type="float" office:value="12807280" calcext:value-type="float">
            <text:p>12807280</text:p>
          </table:table-cell>
          <table:table-cell office:value-type="float" office:value="12.41" calcext:value-type="float">
            <text:p>12,41</text:p>
          </table:table-cell>
          <table:table-cell office:value-type="float" office:value="12803680" calcext:value-type="float">
            <text:p>12803680</text:p>
          </table:table-cell>
          <table:table-cell office:value-type="float" office:value="12.27" calcext:value-type="float">
            <text:p>12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hidden_04</text:p>
          </table:table-cell>
          <table:table-cell office:value-type="float" office:value="12806645" calcext:value-type="float">
            <text:p>12806645</text:p>
          </table:table-cell>
          <table:table-cell office:value-type="float" office:value="12.38" calcext:value-type="float">
            <text:p>12,38</text:p>
          </table:table-cell>
          <table:table-cell office:value-type="float" office:value="12803245" calcext:value-type="float">
            <text:p>12803245</text:p>
          </table:table-cell>
          <table:table-cell office:value-type="float" office:value="12.2" calcext:value-type="float">
            <text:p>12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hidden_05</text:p>
          </table:table-cell>
          <table:table-cell office:value-type="float" office:value="12806120" calcext:value-type="float">
            <text:p>12806120</text:p>
          </table:table-cell>
          <table:table-cell office:value-type="float" office:value="12.65" calcext:value-type="float">
            <text:p>12,65</text:p>
          </table:table-cell>
          <table:table-cell office:value-type="float" office:value="12802920" calcext:value-type="float">
            <text:p>12802920</text:p>
          </table:table-cell>
          <table:table-cell office:value-type="float" office:value="12.3" calcext:value-type="float">
            <text:p>12,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late_01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2.35" calcext:value-type="float">
            <text:p>12,35</text:p>
          </table:table-cell>
          <table:table-cell office:value-type="float" office:value="12778510" calcext:value-type="float">
            <text:p>12778510</text:p>
          </table:table-cell>
          <table:table-cell office:value-type="float" office:value="12.64" calcext:value-type="float">
            <text:p>12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late_02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2.26" calcext:value-type="float">
            <text:p>12,26</text:p>
          </table:table-cell>
          <table:table-cell office:value-type="float" office:value="12778510" calcext:value-type="float">
            <text:p>12778510</text:p>
          </table:table-cell>
          <table:table-cell office:value-type="float" office:value="12.37" calcext:value-type="float">
            <text:p>1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late_03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2.43" calcext:value-type="float">
            <text:p>12,43</text:p>
          </table:table-cell>
          <table:table-cell office:value-type="float" office:value="12778510" calcext:value-type="float">
            <text:p>12778510</text:p>
          </table:table-cell>
          <table:table-cell office:value-type="float" office:value="12.52" calcext:value-type="float">
            <text:p>12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late_04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2.23" calcext:value-type="float">
            <text:p>12,23</text:p>
          </table:table-cell>
          <table:table-cell office:value-type="float" office:value="12778510" calcext:value-type="float">
            <text:p>12778510</text:p>
          </table:table-cell>
          <table:table-cell office:value-type="float" office:value="12.22" calcext:value-type="float">
            <text:p>12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_late_05</text:p>
          </table:table-cell>
          <table:table-cell office:value-type="float" office:value="12781324" calcext:value-type="float">
            <text:p>12781324</text:p>
          </table:table-cell>
          <table:table-cell office:value-type="float" office:value="12.55" calcext:value-type="float">
            <text:p>12,55</text:p>
          </table:table-cell>
          <table:table-cell office:value-type="float" office:value="12778184" calcext:value-type="float">
            <text:p>12778184</text:p>
          </table:table-cell>
          <table:table-cell office:value-type="float" office:value="12.2" calcext:value-type="float">
            <text:p>12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early_01</text:p>
          </table:table-cell>
          <table:table-cell office:value-type="float" office:value="7780434" calcext:value-type="float">
            <text:p>7780434</text:p>
          </table:table-cell>
          <table:table-cell office:value-type="float" office:value="7.58" calcext:value-type="float">
            <text:p>7,58</text:p>
          </table:table-cell>
          <table:table-cell office:value-type="float" office:value="7778822" calcext:value-type="float">
            <text:p>7778822</text:p>
          </table:table-cell>
          <table:table-cell office:value-type="float" office:value="7.94" calcext:value-type="float">
            <text:p>7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early_02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7.52" calcext:value-type="float">
            <text:p>7,52</text:p>
          </table:table-cell>
          <table:table-cell office:value-type="float" office:value="7778852" calcext:value-type="float">
            <text:p>7778852</text:p>
          </table:table-cell>
          <table:table-cell office:value-type="float" office:value="7.56" calcext:value-type="float">
            <text:p>7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early_03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7.47" calcext:value-type="float">
            <text:p>7,47</text:p>
          </table:table-cell>
          <table:table-cell office:value-type="float" office:value="7778852" calcext:value-type="float">
            <text:p>7778852</text:p>
          </table:table-cell>
          <table:table-cell office:value-type="float" office:value="7.47" calcext:value-type="float">
            <text:p>7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early_04</text:p>
          </table:table-cell>
          <table:table-cell office:value-type="float" office:value="7780428" calcext:value-type="float">
            <text:p>7780428</text:p>
          </table:table-cell>
          <table:table-cell office:value-type="float" office:value="7.78" calcext:value-type="float">
            <text:p>7,78</text:p>
          </table:table-cell>
          <table:table-cell office:value-type="float" office:value="7778816" calcext:value-type="float">
            <text:p>7778816</text:p>
          </table:table-cell>
          <table:table-cell office:value-type="float" office:value="7.61" calcext:value-type="float">
            <text:p>7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early_05</text:p>
          </table:table-cell>
          <table:table-cell office:value-type="float" office:value="7780503" calcext:value-type="float">
            <text:p>7780503</text:p>
          </table:table-cell>
          <table:table-cell office:value-type="float" office:value="7.58" calcext:value-type="float">
            <text:p>7,58</text:p>
          </table:table-cell>
          <table:table-cell office:value-type="float" office:value="7778891" calcext:value-type="float">
            <text:p>7778891</text:p>
          </table:table-cell>
          <table:table-cell office:value-type="float" office:value="7.56" calcext:value-type="float">
            <text:p>7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hidden_01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7.79" calcext:value-type="float">
            <text:p>7,79</text:p>
          </table:table-cell>
          <table:table-cell office:value-type="float" office:value="7673035" calcext:value-type="float">
            <text:p>7673035</text:p>
          </table:table-cell>
          <table:table-cell office:value-type="float" office:value="7.76" calcext:value-type="float">
            <text:p>7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hidden_02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7.38" calcext:value-type="float">
            <text:p>7,38</text:p>
          </table:table-cell>
          <table:table-cell office:value-type="float" office:value="7673035" calcext:value-type="float">
            <text:p>7673035</text:p>
          </table:table-cell>
          <table:table-cell office:value-type="float" office:value="7.46" calcext:value-type="float">
            <text:p>7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hidden_03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7.36" calcext:value-type="float">
            <text:p>7,36</text:p>
          </table:table-cell>
          <table:table-cell office:value-type="float" office:value="7673035" calcext:value-type="float">
            <text:p>7673035</text:p>
          </table:table-cell>
          <table:table-cell office:value-type="float" office:value="7.62" calcext:value-type="float">
            <text:p>7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hidden_04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7.47" calcext:value-type="float">
            <text:p>7,47</text:p>
          </table:table-cell>
          <table:table-cell office:value-type="float" office:value="7673035" calcext:value-type="float">
            <text:p>7673035</text:p>
          </table:table-cell>
          <table:table-cell office:value-type="float" office:value="7.6" calcext:value-type="float">
            <text:p>7,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hidden_05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7.69" calcext:value-type="float">
            <text:p>7,69</text:p>
          </table:table-cell>
          <table:table-cell office:value-type="float" office:value="7673035" calcext:value-type="float">
            <text:p>7673035</text:p>
          </table:table-cell>
          <table:table-cell office:value-type="float" office:value="7.55" calcext:value-type="float">
            <text:p>7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late_01</text:p>
          </table:table-cell>
          <table:table-cell office:value-type="float" office:value="7538210" calcext:value-type="float">
            <text:p>7538210</text:p>
          </table:table-cell>
          <table:table-cell office:value-type="float" office:value="7.16" calcext:value-type="float">
            <text:p>7,16</text:p>
          </table:table-cell>
          <table:table-cell office:value-type="float" office:value="7536650" calcext:value-type="float">
            <text:p>7536650</text:p>
          </table:table-cell>
          <table:table-cell office:value-type="float" office:value="7.39" calcext:value-type="float">
            <text:p>7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late_02</text:p>
          </table:table-cell>
          <table:table-cell office:value-type="float" office:value="7538202" calcext:value-type="float">
            <text:p>7538202</text:p>
          </table:table-cell>
          <table:table-cell office:value-type="float" office:value="7.69" calcext:value-type="float">
            <text:p>7,69</text:p>
          </table:table-cell>
          <table:table-cell office:value-type="float" office:value="7536642" calcext:value-type="float">
            <text:p>7536642</text:p>
          </table:table-cell>
          <table:table-cell office:value-type="float" office:value="7.55" calcext:value-type="float">
            <text:p>7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late_03</text:p>
          </table:table-cell>
          <table:table-cell office:value-type="float" office:value="7533044" calcext:value-type="float">
            <text:p>7533044</text:p>
          </table:table-cell>
          <table:table-cell office:value-type="float" office:value="7.35" calcext:value-type="float">
            <text:p>7,35</text:p>
          </table:table-cell>
          <table:table-cell office:value-type="float" office:value="7531484" calcext:value-type="float">
            <text:p>7531484</text:p>
          </table:table-cell>
          <table:table-cell office:value-type="float" office:value="7.45" calcext:value-type="float">
            <text:p>7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late_04</text:p>
          </table:table-cell>
          <table:table-cell office:value-type="float" office:value="7538130" calcext:value-type="float">
            <text:p>7538130</text:p>
          </table:table-cell>
          <table:table-cell office:value-type="float" office:value="7.24" calcext:value-type="float">
            <text:p>7,24</text:p>
          </table:table-cell>
          <table:table-cell office:value-type="float" office:value="7536570" calcext:value-type="float">
            <text:p>7536570</text:p>
          </table:table-cell>
          <table:table-cell office:value-type="float" office:value="7.36" calcext:value-type="float">
            <text:p>7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late_05</text:p>
          </table:table-cell>
          <table:table-cell office:value-type="float" office:value="7675010" calcext:value-type="float">
            <text:p>7675010</text:p>
          </table:table-cell>
          <table:table-cell office:value-type="float" office:value="7.34" calcext:value-type="float">
            <text:p>7,34</text:p>
          </table:table-cell>
          <table:table-cell office:value-type="float" office:value="7673210" calcext:value-type="float">
            <text:p>7673210</text:p>
          </table:table-cell>
          <table:table-cell office:value-type="float" office:value="7.36" calcext:value-type="float">
            <text:p>7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1</text:p>
          </table:table-cell>
          <table:table-cell office:value-type="float" office:value="2513720" calcext:value-type="float">
            <text:p>2513720</text:p>
          </table:table-cell>
          <table:table-cell office:value-type="float" office:value="2.42" calcext:value-type="float">
            <text:p>2,42</text:p>
          </table:table-cell>
          <table:table-cell office:value-type="float" office:value="2513200" calcext:value-type="float">
            <text:p>2513200</text:p>
          </table:table-cell>
          <table:table-cell office:value-type="float" office:value="2.33" calcext:value-type="float">
            <text:p>2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2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38" calcext:value-type="float">
            <text:p>2,38</text:p>
          </table:table-cell>
          <table:table-cell office:value-type="float" office:value="2513198" calcext:value-type="float">
            <text:p>2513198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3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2.38" calcext:value-type="float">
            <text:p>2,38</text:p>
          </table:table-cell>
          <table:table-cell office:value-type="float" office:value="2513196" calcext:value-type="float">
            <text:p>2513196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4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2.46" calcext:value-type="float">
            <text:p>2,46</text:p>
          </table:table-cell>
          <table:table-cell office:value-type="float" office:value="2513192" calcext:value-type="float">
            <text:p>2513192</text:p>
          </table:table-cell>
          <table:table-cell office:value-type="float" office:value="2.43" calcext:value-type="float">
            <text:p>2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5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35" calcext:value-type="float">
            <text:p>2,35</text:p>
          </table:table-cell>
          <table:table-cell office:value-type="float" office:value="2513198" calcext:value-type="float">
            <text:p>2513198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6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2.45" calcext:value-type="float">
            <text:p>2,45</text:p>
          </table:table-cell>
          <table:table-cell office:value-type="float" office:value="2513192" calcext:value-type="float">
            <text:p>2513192</text:p>
          </table:table-cell>
          <table:table-cell office:value-type="float" office:value="2.39" calcext:value-type="float">
            <text:p>2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7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2.38" calcext:value-type="float">
            <text:p>2,38</text:p>
          </table:table-cell>
          <table:table-cell office:value-type="float" office:value="2513196" calcext:value-type="float">
            <text:p>2513196</text:p>
          </table:table-cell>
          <table:table-cell office:value-type="float" office:value="2.32" calcext:value-type="float">
            <text:p>2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8</text:p>
          </table:table-cell>
          <table:table-cell office:value-type="float" office:value="2513704" calcext:value-type="float">
            <text:p>2513704</text:p>
          </table:table-cell>
          <table:table-cell office:value-type="float" office:value="2.38" calcext:value-type="float">
            <text:p>2,38</text:p>
          </table:table-cell>
          <table:table-cell office:value-type="float" office:value="2513184" calcext:value-type="float">
            <text:p>2513184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09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38" calcext:value-type="float">
            <text:p>2,38</text:p>
          </table:table-cell>
          <table:table-cell office:value-type="float" office:value="2513198" calcext:value-type="float">
            <text:p>2513198</text:p>
          </table:table-cell>
          <table:table-cell office:value-type="float" office:value="2.36" calcext:value-type="float">
            <text:p>2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early_10</text:p>
          </table:table-cell>
          <table:table-cell office:value-type="float" office:value="2513714" calcext:value-type="float">
            <text:p>2513714</text:p>
          </table:table-cell>
          <table:table-cell office:value-type="float" office:value="2.39" calcext:value-type="float">
            <text:p>2,39</text:p>
          </table:table-cell>
          <table:table-cell office:value-type="float" office:value="2513194" calcext:value-type="float">
            <text:p>2513194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1</text:p>
          </table:table-cell>
          <table:table-cell office:value-type="float" office:value="2470181" calcext:value-type="float">
            <text:p>2470181</text:p>
          </table:table-cell>
          <table:table-cell office:value-type="float" office:value="2.4" calcext:value-type="float">
            <text:p>2,40</text:p>
          </table:table-cell>
          <table:table-cell office:value-type="float" office:value="2469741" calcext:value-type="float">
            <text:p>2469741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2</text:p>
          </table:table-cell>
          <table:table-cell office:value-type="float" office:value="2470901" calcext:value-type="float">
            <text:p>2470901</text:p>
          </table:table-cell>
          <table:table-cell office:value-type="float" office:value="2.38" calcext:value-type="float">
            <text:p>2,38</text:p>
          </table:table-cell>
          <table:table-cell office:value-type="float" office:value="2470461" calcext:value-type="float">
            <text:p>2470461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3</text:p>
          </table:table-cell>
          <table:table-cell office:value-type="float" office:value="2515077" calcext:value-type="float">
            <text:p>2515077</text:p>
          </table:table-cell>
          <table:table-cell office:value-type="float" office:value="2.4" calcext:value-type="float">
            <text:p>2,40</text:p>
          </table:table-cell>
          <table:table-cell office:value-type="float" office:value="2514557" calcext:value-type="float">
            <text:p>2514557</text:p>
          </table:table-cell>
          <table:table-cell office:value-type="float" office:value="2.39" calcext:value-type="float">
            <text:p>2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4</text:p>
          </table:table-cell>
          <table:table-cell office:value-type="float" office:value="2513817" calcext:value-type="float">
            <text:p>2513817</text:p>
          </table:table-cell>
          <table:table-cell office:value-type="float" office:value="2.38" calcext:value-type="float">
            <text:p>2,38</text:p>
          </table:table-cell>
          <table:table-cell office:value-type="float" office:value="2513297" calcext:value-type="float">
            <text:p>2513297</text:p>
          </table:table-cell>
          <table:table-cell office:value-type="float" office:value="2.39" calcext:value-type="float">
            <text:p>2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5</text:p>
          </table:table-cell>
          <table:table-cell office:value-type="float" office:value="2515241" calcext:value-type="float">
            <text:p>2515241</text:p>
          </table:table-cell>
          <table:table-cell office:value-type="float" office:value="2.41" calcext:value-type="float">
            <text:p>2,41</text:p>
          </table:table-cell>
          <table:table-cell office:value-type="float" office:value="2514721" calcext:value-type="float">
            <text:p>2514721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6</text:p>
          </table:table-cell>
          <table:table-cell office:value-type="float" office:value="2470141" calcext:value-type="float">
            <text:p>2470141</text:p>
          </table:table-cell>
          <table:table-cell office:value-type="float" office:value="2.39" calcext:value-type="float">
            <text:p>2,39</text:p>
          </table:table-cell>
          <table:table-cell office:value-type="float" office:value="2469701" calcext:value-type="float">
            <text:p>2469701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7</text:p>
          </table:table-cell>
          <table:table-cell office:value-type="float" office:value="2470861" calcext:value-type="float">
            <text:p>2470861</text:p>
          </table:table-cell>
          <table:table-cell office:value-type="float" office:value="2.39" calcext:value-type="float">
            <text:p>2,39</text:p>
          </table:table-cell>
          <table:table-cell office:value-type="float" office:value="2470421" calcext:value-type="float">
            <text:p>2470421</text:p>
          </table:table-cell>
          <table:table-cell office:value-type="float" office:value="2.36" calcext:value-type="float">
            <text:p>2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8</text:p>
          </table:table-cell>
          <table:table-cell office:value-type="float" office:value="2515037" calcext:value-type="float">
            <text:p>2515037</text:p>
          </table:table-cell>
          <table:table-cell office:value-type="float" office:value="2.39" calcext:value-type="float">
            <text:p>2,39</text:p>
          </table:table-cell>
          <table:table-cell office:value-type="float" office:value="2514517" calcext:value-type="float">
            <text:p>2514517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09</text:p>
          </table:table-cell>
          <table:table-cell office:value-type="float" office:value="2513777" calcext:value-type="float">
            <text:p>2513777</text:p>
          </table:table-cell>
          <table:table-cell office:value-type="float" office:value="2.4" calcext:value-type="float">
            <text:p>2,40</text:p>
          </table:table-cell>
          <table:table-cell office:value-type="float" office:value="2513257" calcext:value-type="float">
            <text:p>2513257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hidden_10</text:p>
          </table:table-cell>
          <table:table-cell office:value-type="float" office:value="2515201" calcext:value-type="float">
            <text:p>2515201</text:p>
          </table:table-cell>
          <table:table-cell office:value-type="float" office:value="2.39" calcext:value-type="float">
            <text:p>2,39</text:p>
          </table:table-cell>
          <table:table-cell office:value-type="float" office:value="2514681" calcext:value-type="float">
            <text:p>2514681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1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4" calcext:value-type="float">
            <text:p>2,40</text:p>
          </table:table-cell>
          <table:table-cell office:value-type="float" office:value="2514553" calcext:value-type="float">
            <text:p>2514553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2</text:p>
          </table:table-cell>
          <table:table-cell office:value-type="float" office:value="2470353" calcext:value-type="float">
            <text:p>2470353</text:p>
          </table:table-cell>
          <table:table-cell office:value-type="float" office:value="2.35" calcext:value-type="float">
            <text:p>2,35</text:p>
          </table:table-cell>
          <table:table-cell office:value-type="float" office:value="2469913" calcext:value-type="float">
            <text:p>2469913</text:p>
          </table:table-cell>
          <table:table-cell office:value-type="float" office:value="2.34" calcext:value-type="float">
            <text:p>2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3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4" calcext:value-type="float">
            <text:p>2,40</text:p>
          </table:table-cell>
          <table:table-cell office:value-type="float" office:value="2514553" calcext:value-type="float">
            <text:p>2514553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4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38" calcext:value-type="float">
            <text:p>2,38</text:p>
          </table:table-cell>
          <table:table-cell office:value-type="float" office:value="2514553" calcext:value-type="float">
            <text:p>2514553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5</text:p>
          </table:table-cell>
          <table:table-cell office:value-type="float" office:value="2515082" calcext:value-type="float">
            <text:p>2515082</text:p>
          </table:table-cell>
          <table:table-cell office:value-type="float" office:value="2.37" calcext:value-type="float">
            <text:p>2,37</text:p>
          </table:table-cell>
          <table:table-cell office:value-type="float" office:value="2514562" calcext:value-type="float">
            <text:p>2514562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6</text:p>
          </table:table-cell>
          <table:table-cell office:value-type="float" office:value="2513082" calcext:value-type="float">
            <text:p>2513082</text:p>
          </table:table-cell>
          <table:table-cell office:value-type="float" office:value="2.39" calcext:value-type="float">
            <text:p>2,39</text:p>
          </table:table-cell>
          <table:table-cell office:value-type="float" office:value="2512562" calcext:value-type="float">
            <text:p>2512562</text:p>
          </table:table-cell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7</text:p>
          </table:table-cell>
          <table:table-cell office:value-type="float" office:value="2513075" calcext:value-type="float">
            <text:p>2513075</text:p>
          </table:table-cell>
          <table:table-cell office:value-type="float" office:value="2.4" calcext:value-type="float">
            <text:p>2,40</text:p>
          </table:table-cell>
          <table:table-cell office:value-type="float" office:value="2512555" calcext:value-type="float">
            <text:p>2512555</text:p>
          </table:table-cell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8</text:p>
          </table:table-cell>
          <table:table-cell office:value-type="float" office:value="2513255" calcext:value-type="float">
            <text:p>2513255</text:p>
          </table:table-cell>
          <table:table-cell office:value-type="float" office:value="2.4" calcext:value-type="float">
            <text:p>2,40</text:p>
          </table:table-cell>
          <table:table-cell office:value-type="float" office:value="2512735" calcext:value-type="float">
            <text:p>2512735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09</text:p>
          </table:table-cell>
          <table:table-cell office:value-type="float" office:value="2513302" calcext:value-type="float">
            <text:p>2513302</text:p>
          </table:table-cell>
          <table:table-cell office:value-type="float" office:value="2.35" calcext:value-type="float">
            <text:p>2,35</text:p>
          </table:table-cell>
          <table:table-cell office:value-type="float" office:value="2512766" calcext:value-type="float">
            <text:p>2512766</text:p>
          </table:table-cell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_late_10</text:p>
          </table:table-cell>
          <table:table-cell office:value-type="float" office:value="2513073" calcext:value-type="float">
            <text:p>2513073</text:p>
          </table:table-cell>
          <table:table-cell office:value-type="float" office:value="2.39" calcext:value-type="float">
            <text:p>2,39</text:p>
          </table:table-cell>
          <table:table-cell office:value-type="float" office:value="2512553" calcext:value-type="float">
            <text:p>2512553</text:p>
          </table:table-cell>
          <table:table-cell office:value-type="float" office:value="2.46" calcext:value-type="float">
            <text:p>2,46</text:p>
          </table:table-cell>
          <table:table-cell table:number-columns-repeated="4"/>
        </table:table-row>
      </table:table>
      <table:table table:name="Telebus" table:style-name="ta1">
        <table:table-column table:style-name="co10" table:default-cell-style-name="ce3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lique</text:p>
          </table:table-cell>
          <table:covered-table-cell table:style-name="ce2"/>
          <table:table-cell table:number-columns-repeated="2"/>
          <table:table-cell table:style-name="ce1" office:value-type="string" calcext:value-type="string" table:number-columns-spanned="2" table:number-rows-spanned="1">
            <text:p>Total Time (sec)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 (sec)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 (sec)</text:p>
          </table:table-cell>
          <table:table-cell table:number-columns-repeated="2"/>
          <table:table-cell table:style-name="ce2" office:value-type="string" calcext:value-type="string">
            <text:p>Pairwise</text:p>
          </table:table-cell>
          <table:table-cell table:style-name="ce2" office:value-type="string" calcext:value-type="string">
            <text:p>Clique</text:p>
          </table:table-cell>
        </table:table-row>
        <table:table-row table:style-name="ro1">
          <table:table-cell office:value-type="string" calcext:value-type="string">
            <text:p>t0415</text:p>
          </table:table-cell>
          <table:table-cell office:value-type="float" office:value="2045764" calcext:value-type="float">
            <text:p>2045764</text:p>
          </table:table-cell>
          <table:table-cell office:value-type="float" office:value="0.7" calcext:value-type="float">
            <text:p>0,7</text:p>
          </table:table-cell>
          <table:table-cell office:value-type="float" office:value="2045764" calcext:value-type="float">
            <text:p>2045764</text:p>
          </table:table-cell>
          <table:table-cell office:value-type="float" office:value="0.53" calcext:value-type="float">
            <text:p>0,53</text:p>
          </table:table-cell>
          <table:table-cell table:number-columns-repeated="2"/>
          <table:table-cell table:style-name="ce6" table:formula="of:=SUM([.C3:.C30])" office:value-type="float" office:value="505.15" calcext:value-type="float">
            <text:p>505,15</text:p>
          </table:table-cell>
          <table:table-cell table:style-name="ce6" table:formula="of:=SUM([.E3:.E30])" office:value-type="float" office:value="501.77" calcext:value-type="float">
            <text:p>501,77</text:p>
          </table:table-cell>
        </table:table-row>
        <table:table-row table:style-name="ro1">
          <table:table-cell office:value-type="string" calcext:value-type="string">
            <text:p>t0416</text:p>
          </table:table-cell>
          <table:table-cell office:value-type="float" office:value="2726927" calcext:value-type="float">
            <text:p>2726927</text:p>
          </table:table-cell>
          <table:table-cell office:value-type="float" office:value="1.22" calcext:value-type="float">
            <text:p>1,22</text:p>
          </table:table-cell>
          <table:table-cell office:value-type="float" office:value="2726927" calcext:value-type="float">
            <text:p>2726927</text:p>
          </table:table-cell>
          <table:table-cell office:value-type="float" office:value="0.73" calcext:value-type="float">
            <text:p>0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417</text:p>
          </table:table-cell>
          <table:table-cell office:value-type="float" office:value="2346631" calcext:value-type="float">
            <text:p>2346631</text:p>
          </table:table-cell>
          <table:table-cell office:value-type="float" office:value="0.9" calcext:value-type="float">
            <text:p>0,9</text:p>
          </table:table-cell>
          <table:table-cell office:value-type="float" office:value="2346631" calcext:value-type="float">
            <text:p>2346631</text:p>
          </table:table-cell>
          <table:table-cell office:value-type="float" office:value="0.64" calcext:value-type="float">
            <text:p>0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418</text:p>
          </table:table-cell>
          <table:table-cell office:value-type="float" office:value="3151353" calcext:value-type="float">
            <text:p>3151353</text:p>
          </table:table-cell>
          <table:table-cell office:value-type="float" office:value="1.4" calcext:value-type="float">
            <text:p>1,4</text:p>
          </table:table-cell>
          <table:table-cell office:value-type="float" office:value="3151353" calcext:value-type="float">
            <text:p>3151353</text:p>
          </table:table-cell>
          <table:table-cell office:value-type="float" office:value="0.92" calcext:value-type="float">
            <text:p>0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419</text:p>
          </table:table-cell>
          <table:table-cell office:value-type="float" office:value="3056164" calcext:value-type="float">
            <text:p>3056164</text:p>
          </table:table-cell>
          <table:table-cell office:value-type="float" office:value="0.84" calcext:value-type="float">
            <text:p>0,84</text:p>
          </table:table-cell>
          <table:table-cell office:value-type="float" office:value="3056164" calcext:value-type="float">
            <text:p>3056164</text:p>
          </table:table-cell>
          <table:table-cell office:value-type="float" office:value="0.83" calcext:value-type="float">
            <text:p>0,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420</text:p>
          </table:table-cell>
          <table:table-cell office:value-type="float" office:value="675791" calcext:value-type="float">
            <text:p>675791</text:p>
          </table:table-cell>
          <table:table-cell office:value-type="float" office:value="0.23" calcext:value-type="float">
            <text:p>0,23</text:p>
          </table:table-cell>
          <table:table-cell office:value-type="float" office:value="675791" calcext:value-type="float">
            <text:p>675791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421</text:p>
          </table:table-cell>
          <table:table-cell office:value-type="float" office:value="621412" calcext:value-type="float">
            <text:p>621412</text:p>
          </table:table-cell>
          <table:table-cell office:value-type="float" office:value="0.2" calcext:value-type="float">
            <text:p>0,2</text:p>
          </table:table-cell>
          <table:table-cell office:value-type="float" office:value="621412" calcext:value-type="float">
            <text:p>621412</text:p>
          </table:table-cell>
          <table:table-cell office:value-type="float" office:value="0.19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16</text:p>
          </table:table-cell>
          <table:table-cell office:value-type="float" office:value="48816593" calcext:value-type="float">
            <text:p>48816593</text:p>
          </table:table-cell>
          <table:table-cell office:value-type="float" office:value="10.33" calcext:value-type="float">
            <text:p>10,33</text:p>
          </table:table-cell>
          <table:table-cell office:value-type="float" office:value="48816593" calcext:value-type="float">
            <text:p>48816593</text:p>
          </table:table-cell>
          <table:table-cell office:value-type="float" office:value="10.29" calcext:value-type="float">
            <text:p>1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17</text:p>
          </table:table-cell>
          <table:table-cell office:value-type="float" office:value="70282522" calcext:value-type="float">
            <text:p>70282522</text:p>
          </table:table-cell>
          <table:table-cell office:value-type="float" office:value="15.43" calcext:value-type="float">
            <text:p>15,43</text:p>
          </table:table-cell>
          <table:table-cell office:value-type="float" office:value="70282522" calcext:value-type="float">
            <text:p>70282522</text:p>
          </table:table-cell>
          <table:table-cell office:value-type="float" office:value="15.36" calcext:value-type="float">
            <text:p>15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18</text:p>
          </table:table-cell>
          <table:table-cell office:value-type="float" office:value="65652251" calcext:value-type="float">
            <text:p>65652251</text:p>
          </table:table-cell>
          <table:table-cell office:value-type="float" office:value="14.19" calcext:value-type="float">
            <text:p>14,19</text:p>
          </table:table-cell>
          <table:table-cell office:value-type="float" office:value="65652251" calcext:value-type="float">
            <text:p>65652251</text:p>
          </table:table-cell>
          <table:table-cell office:value-type="float" office:value="14.29" calcext:value-type="float">
            <text:p>14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19</text:p>
          </table:table-cell>
          <table:table-cell office:value-type="float" office:value="65443990" calcext:value-type="float">
            <text:p>65443990</text:p>
          </table:table-cell>
          <table:table-cell office:value-type="float" office:value="14.48" calcext:value-type="float">
            <text:p>14,48</text:p>
          </table:table-cell>
          <table:table-cell office:value-type="float" office:value="65443990" calcext:value-type="float">
            <text:p>65443990</text:p>
          </table:table-cell>
          <table:table-cell office:value-type="float" office:value="14.46" calcext:value-type="float">
            <text:p>14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20</text:p>
          </table:table-cell>
          <table:table-cell office:value-type="float" office:value="65356816" calcext:value-type="float">
            <text:p>65356816</text:p>
          </table:table-cell>
          <table:table-cell office:value-type="float" office:value="14.37" calcext:value-type="float">
            <text:p>14,37</text:p>
          </table:table-cell>
          <table:table-cell office:value-type="float" office:value="65356816" calcext:value-type="float">
            <text:p>65356816</text:p>
          </table:table-cell>
          <table:table-cell office:value-type="float" office:value="14.49" calcext:value-type="float">
            <text:p>14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21</text:p>
          </table:table-cell>
          <table:table-cell office:value-type="float" office:value="23088250" calcext:value-type="float">
            <text:p>23088250</text:p>
          </table:table-cell>
          <table:table-cell office:value-type="float" office:value="4.5" calcext:value-type="float">
            <text:p>4,5</text:p>
          </table:table-cell>
          <table:table-cell office:value-type="float" office:value="23088250" calcext:value-type="float">
            <text:p>23088250</text:p>
          </table:table-cell>
          <table:table-cell office:value-type="float" office:value="4.51" calcext:value-type="float">
            <text:p>4,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722</text:p>
          </table:table-cell>
          <table:table-cell office:value-type="float" office:value="19433519" calcext:value-type="float">
            <text:p>19433519</text:p>
          </table:table-cell>
          <table:table-cell office:value-type="float" office:value="3.66" calcext:value-type="float">
            <text:p>3,66</text:p>
          </table:table-cell>
          <table:table-cell office:value-type="float" office:value="19433519" calcext:value-type="float">
            <text:p>19433519</text:p>
          </table:table-cell>
          <table:table-cell office:value-type="float" office:value="3.62" calcext:value-type="float">
            <text:p>3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15</text:p>
          </table:table-cell>
          <table:table-cell office:value-type="float" office:value="2152650" calcext:value-type="float">
            <text:p>2152650</text:p>
          </table:table-cell>
          <table:table-cell office:value-type="float" office:value="0.33" calcext:value-type="float">
            <text:p>0,33</text:p>
          </table:table-cell>
          <table:table-cell office:value-type="float" office:value="2152650" calcext:value-type="float">
            <text:p>2152650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16</text:p>
          </table:table-cell>
          <table:table-cell office:value-type="float" office:value="10461055" calcext:value-type="float">
            <text:p>10461055</text:p>
          </table:table-cell>
          <table:table-cell office:value-type="float" office:value="1.28" calcext:value-type="float">
            <text:p>1,28</text:p>
          </table:table-cell>
          <table:table-cell office:value-type="float" office:value="10461055" calcext:value-type="float">
            <text:p>10461055</text:p>
          </table:table-cell>
          <table:table-cell office:value-type="float" office:value="1.22" calcext:value-type="float">
            <text:p>1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17</text:p>
          </table:table-cell>
          <table:table-cell office:value-type="float" office:value="1935532747" calcext:value-type="float">
            <text:p>1935532747</text:p>
          </table:table-cell>
          <table:table-cell office:value-type="float" office:value="248.96" calcext:value-type="float">
            <text:p>248,96</text:p>
          </table:table-cell>
          <table:table-cell office:value-type="float" office:value="1935532747" calcext:value-type="float">
            <text:p>1935532747</text:p>
          </table:table-cell>
          <table:table-cell office:value-type="float" office:value="250.09" calcext:value-type="float">
            <text:p>25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18</text:p>
          </table:table-cell>
          <table:table-cell office:value-type="float" office:value="768894" calcext:value-type="float">
            <text:p>768894</text:p>
          </table:table-cell>
          <table:table-cell office:value-type="float" office:value="0.18" calcext:value-type="float">
            <text:p>0,18</text:p>
          </table:table-cell>
          <table:table-cell office:value-type="float" office:value="768894" calcext:value-type="float">
            <text:p>768894</text:p>
          </table:table-cell>
          <table:table-cell office:value-type="float" office:value="0.18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19</text:p>
          </table:table-cell>
          <table:table-cell office:value-type="float" office:value="33979382" calcext:value-type="float">
            <text:p>33979382</text:p>
          </table:table-cell>
          <table:table-cell office:value-type="float" office:value="5.91" calcext:value-type="float">
            <text:p>5,91</text:p>
          </table:table-cell>
          <table:table-cell office:value-type="float" office:value="33979382" calcext:value-type="float">
            <text:p>33979382</text:p>
          </table:table-cell>
          <table:table-cell office:value-type="float" office:value="5.9" calcext:value-type="float">
            <text:p>5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20</text:p>
          </table:table-cell>
          <table:table-cell office:value-type="float" office:value="363075" calcext:value-type="float">
            <text:p>363075</text:p>
          </table:table-cell>
          <table:table-cell office:value-type="float" office:value="0.08" calcext:value-type="float">
            <text:p>0,08</text:p>
          </table:table-cell>
          <table:table-cell office:value-type="float" office:value="363075" calcext:value-type="float">
            <text:p>363075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0421</text:p>
          </table:table-cell>
          <table:table-cell office:value-type="float" office:value="13812" calcext:value-type="float">
            <text:p>13812</text:p>
          </table:table-cell>
          <table:table-cell office:value-type="float" office:value="0" calcext:value-type="float">
            <text:p>0</text:p>
          </table:table-cell>
          <table:table-cell office:value-type="float" office:value="13812" calcext:value-type="float">
            <text:p>13812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16</text:p>
          </table:table-cell>
          <table:table-cell office:value-type="float" office:value="64560847" calcext:value-type="float">
            <text:p>64560847</text:p>
          </table:table-cell>
          <table:table-cell office:value-type="float" office:value="7.63" calcext:value-type="float">
            <text:p>7,63</text:p>
          </table:table-cell>
          <table:table-cell office:value-type="float" office:value="64560847" calcext:value-type="float">
            <text:p>64560847</text:p>
          </table:table-cell>
          <table:table-cell office:value-type="float" office:value="7.36" calcext:value-type="float">
            <text:p>7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17</text:p>
          </table:table-cell>
          <table:table-cell office:value-type="float" office:value="186441168" calcext:value-type="float">
            <text:p>186441168</text:p>
          </table:table-cell>
          <table:table-cell office:value-type="float" office:value="25.78" calcext:value-type="float">
            <text:p>25,78</text:p>
          </table:table-cell>
          <table:table-cell office:value-type="float" office:value="186441168" calcext:value-type="float">
            <text:p>186441168</text:p>
          </table:table-cell>
          <table:table-cell office:value-type="float" office:value="25.61" calcext:value-type="float">
            <text:p>25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18</text:p>
          </table:table-cell>
          <table:table-cell office:value-type="float" office:value="628949490" calcext:value-type="float">
            <text:p>628949490</text:p>
          </table:table-cell>
          <table:table-cell office:value-type="float" office:value="87.47" calcext:value-type="float">
            <text:p>87,47</text:p>
          </table:table-cell>
          <table:table-cell office:value-type="float" office:value="628949490" calcext:value-type="float">
            <text:p>628949490</text:p>
          </table:table-cell>
          <table:table-cell office:value-type="float" office:value="86.09" calcext:value-type="float">
            <text:p>86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19</text:p>
          </table:table-cell>
          <table:table-cell office:value-type="float" office:value="179787279" calcext:value-type="float">
            <text:p>179787279</text:p>
          </table:table-cell>
          <table:table-cell office:value-type="float" office:value="20.63" calcext:value-type="float">
            <text:p>20,63</text:p>
          </table:table-cell>
          <table:table-cell office:value-type="float" office:value="179787279" calcext:value-type="float">
            <text:p>179787279</text:p>
          </table:table-cell>
          <table:table-cell office:value-type="float" office:value="19.91" calcext:value-type="float">
            <text:p>19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20</text:p>
          </table:table-cell>
          <table:table-cell office:value-type="float" office:value="198297948" calcext:value-type="float">
            <text:p>198297948</text:p>
          </table:table-cell>
          <table:table-cell office:value-type="float" office:value="22.83" calcext:value-type="float">
            <text:p>22,83</text:p>
          </table:table-cell>
          <table:table-cell office:value-type="float" office:value="198297948" calcext:value-type="float">
            <text:p>198297948</text:p>
          </table:table-cell>
          <table:table-cell office:value-type="float" office:value="22.31" calcext:value-type="float">
            <text:p>22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21</text:p>
          </table:table-cell>
          <table:table-cell office:value-type="float" office:value="8841645" calcext:value-type="float">
            <text:p>8841645</text:p>
          </table:table-cell>
          <table:table-cell office:value-type="float" office:value="1.2" calcext:value-type="float">
            <text:p>1,2</text:p>
          </table:table-cell>
          <table:table-cell office:value-type="float" office:value="8841645" calcext:value-type="float">
            <text:p>8841645</text:p>
          </table:table-cell>
          <table:table-cell office:value-type="float" office:value="1.17" calcext:value-type="float">
            <text:p>1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622</text:p>
          </table:table-cell>
          <table:table-cell office:value-type="float" office:value="2170427" calcext:value-type="float">
            <text:p>2170427</text:p>
          </table:table-cell>
          <table:table-cell office:value-type="float" office:value="0.42" calcext:value-type="float">
            <text:p>0,42</text:p>
          </table:table-cell>
          <table:table-cell office:value-type="float" office:value="2170427" calcext:value-type="float">
            <text:p>2170427</text:p>
          </table:table-cell>
          <table:table-cell office:value-type="float" office:value="0.43" calcext:value-type="float">
            <text:p>0,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21:54:17.8523274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52:13.636612552</meta:creation-date>
    <dc:date>2015-03-04T21:59:53.342219976</dc:date>
    <meta:editing-duration>P0D</meta:editing-duration>
    <meta:editing-cycles>3</meta:editing-cycles>
    <meta:generator>LibreOffice/4.2.7.2$Linux_X86_64 LibreOffice_project/420m0$Build-2</meta:generator>
    <meta:document-statistic meta:table-count="3" meta:cell-count="911" meta:object-count="0"/>
  </office:meta>
</office:document-meta>
</file>